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23eeaf" officeooo:paragraph-rsid="0014a97f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4a97f"/>
    </style:style>
    <style:style style:name="P3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30514d" officeooo:paragraph-rsid="0014a97f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ucida Console" fo:font-size="9pt" fo:letter-spacing="normal" fo:font-style="normal" fo:font-weight="normal" officeooo:rsid="003d04e6" officeooo:paragraph-rsid="0014a97f" fo:background-color="#ffffff" style:font-size-asian="9pt" style:font-size-complex="12pt"/>
    </style:style>
    <style:style style:name="P5" style:family="paragraph" style:parent-style-name="Standard">
      <style:text-properties fo:font-variant="normal" fo:text-transform="none" fo:color="#000000" style:font-name="Lucida Console" fo:font-size="9pt" fo:letter-spacing="normal" fo:font-style="normal" fo:font-weight="normal" officeooo:rsid="0030514d" officeooo:paragraph-rsid="0014a97f" fo:background-color="#ffffff" style:font-size-asian="9pt" style:font-size-complex="12pt"/>
    </style:style>
    <style:style style:name="P6" style:family="paragraph" style:parent-style-name="Standard">
      <style:text-properties officeooo:rsid="0026d9b0" officeooo:paragraph-rsid="0014a97f"/>
    </style:style>
    <style:style style:name="P7" style:family="paragraph" style:parent-style-name="Standard">
      <style:text-properties officeooo:rsid="0028107e" officeooo:paragraph-rsid="0014a97f"/>
    </style:style>
    <style:style style:name="P8" style:family="paragraph" style:parent-style-name="Standard">
      <style:text-properties style:text-underline-style="solid" style:text-underline-width="auto" style:text-underline-color="font-color" officeooo:rsid="001f3015" officeooo:paragraph-rsid="0014a97f" fo:background-color="#dddddd"/>
    </style:style>
    <style:style style:name="P9" style:family="paragraph" style:parent-style-name="Standard">
      <style:text-properties style:text-underline-style="solid" style:text-underline-width="auto" style:text-underline-color="font-color" officeooo:rsid="0023eeaf" officeooo:paragraph-rsid="0014a97f"/>
    </style:style>
    <style:style style:name="P10" style:family="paragraph" style:parent-style-name="Standard">
      <style:text-properties style:text-underline-style="solid" style:text-underline-width="auto" style:text-underline-color="font-color" officeooo:rsid="0025bc69" officeooo:paragraph-rsid="0014a97f"/>
    </style:style>
    <style:style style:name="P11" style:family="paragraph" style:parent-style-name="Standard">
      <style:text-properties style:text-underline-style="solid" style:text-underline-width="auto" style:text-underline-color="font-color" officeooo:rsid="0024e4b7" officeooo:paragraph-rsid="0014a97f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32451" officeooo:paragraph-rsid="0014a97f" style:font-weight-asian="bold" style:font-weight-complex="bold"/>
    </style:style>
    <style:style style:name="P13" style:family="paragraph" style:parent-style-name="Standard">
      <style:text-properties officeooo:rsid="001f3015" officeooo:paragraph-rsid="0014a97f"/>
    </style:style>
    <style:style style:name="P14" style:family="paragraph" style:parent-style-name="Standard">
      <style:text-properties officeooo:rsid="00352ca5" officeooo:paragraph-rsid="0014a97f"/>
    </style:style>
    <style:style style:name="P15" style:family="paragraph" style:parent-style-name="Standard">
      <style:paragraph-properties fo:text-align="center" style:justify-single-word="false"/>
      <style:text-properties fo:font-size="16pt" officeooo:rsid="0020d4d6" officeooo:paragraph-rsid="0014a97f" style:font-size-asian="16pt" style:font-size-complex="16pt"/>
    </style:style>
    <style:style style:name="P16" style:family="paragraph" style:parent-style-name="Standard">
      <style:text-properties officeooo:rsid="0020d4d6" officeooo:paragraph-rsid="0014a97f"/>
    </style:style>
    <style:style style:name="P17" style:family="paragraph" style:parent-style-name="Standard">
      <style:text-properties officeooo:rsid="0030514d" officeooo:paragraph-rsid="0014a97f"/>
    </style:style>
    <style:style style:name="P18" style:family="paragraph" style:parent-style-name="Standard">
      <style:text-properties officeooo:rsid="0035034a" officeooo:paragraph-rsid="0014a97f"/>
    </style:style>
    <style:style style:name="P19" style:family="paragraph" style:parent-style-name="Standard">
      <style:text-properties officeooo:rsid="0036cc96" officeooo:paragraph-rsid="0014a97f"/>
    </style:style>
    <style:style style:name="P20" style:family="paragraph" style:parent-style-name="Standard">
      <style:text-properties officeooo:rsid="0038f071" officeooo:paragraph-rsid="0014a97f" fo:background-color="#dddddd"/>
    </style:style>
    <style:style style:name="P21" style:family="paragraph" style:parent-style-name="Standard">
      <style:text-properties officeooo:rsid="0020d4d6" officeooo:paragraph-rsid="0014a97f" fo:background-color="#dddddd"/>
    </style:style>
    <style:style style:name="P22" style:family="paragraph" style:parent-style-name="Standard">
      <style:text-properties officeooo:rsid="0022b55d" officeooo:paragraph-rsid="0014a97f" fo:background-color="#dddddd"/>
    </style:style>
    <style:style style:name="P23" style:family="paragraph" style:parent-style-name="Standard">
      <style:text-properties officeooo:rsid="0024e4b7" officeooo:paragraph-rsid="0014a97f" fo:background-color="#dddddd"/>
    </style:style>
    <style:style style:name="P24" style:family="paragraph" style:parent-style-name="Standard">
      <style:text-properties officeooo:rsid="0038f071" officeooo:paragraph-rsid="0014a97f"/>
    </style:style>
    <style:style style:name="P25" style:family="paragraph" style:parent-style-name="Standard">
      <style:text-properties officeooo:rsid="003a5ba9" officeooo:paragraph-rsid="0014a97f"/>
    </style:style>
    <style:style style:name="P26" style:family="paragraph" style:parent-style-name="Standard">
      <style:text-properties fo:color="#000000" style:font-name="Lucida Console" fo:font-size="9pt" officeooo:rsid="003a5ba9" officeooo:paragraph-rsid="0014a97f" fo:background-color="#ffffff" style:font-size-asian="9pt"/>
    </style:style>
    <style:style style:name="P27" style:family="paragraph" style:parent-style-name="Standard">
      <style:text-properties fo:color="#000000" style:font-name="Lucida Console" fo:font-size="9pt" officeooo:rsid="0020d4d6" officeooo:paragraph-rsid="0014a97f" fo:background-color="#ffffff" style:font-size-asian="9pt"/>
    </style:style>
    <style:style style:name="P28" style:family="paragraph" style:parent-style-name="Standard">
      <style:text-properties officeooo:rsid="0022a506" officeooo:paragraph-rsid="0014a97f"/>
    </style:style>
    <style:style style:name="P29" style:family="paragraph" style:parent-style-name="Standard">
      <style:text-properties officeooo:rsid="0023eeaf" officeooo:paragraph-rsid="0014a97f"/>
    </style:style>
    <style:style style:name="P30" style:family="paragraph" style:parent-style-name="Standard">
      <style:text-properties officeooo:rsid="0022b55d" officeooo:paragraph-rsid="0014a97f"/>
    </style:style>
    <style:style style:name="P31" style:family="paragraph" style:parent-style-name="Standard">
      <style:text-properties officeooo:rsid="0024e4b7" officeooo:paragraph-rsid="0014a97f"/>
    </style:style>
    <style:style style:name="P32" style:family="paragraph" style:parent-style-name="Standard">
      <style:text-properties officeooo:rsid="002964cc" officeooo:paragraph-rsid="0014a97f"/>
    </style:style>
    <style:style style:name="P33" style:family="paragraph" style:parent-style-name="Standard">
      <style:text-properties officeooo:rsid="002b4b03" officeooo:paragraph-rsid="0014a97f"/>
    </style:style>
    <style:style style:name="P34" style:family="paragraph" style:parent-style-name="Standard">
      <style:text-properties officeooo:rsid="002f1b65" officeooo:paragraph-rsid="0014a97f"/>
    </style:style>
    <style:style style:name="P35" style:family="paragraph" style:parent-style-name="Standard">
      <style:text-properties officeooo:rsid="00332451" officeooo:paragraph-rsid="0014a97f"/>
    </style:style>
    <style:style style:name="P36" style:family="paragraph" style:parent-style-name="Standard">
      <style:text-properties officeooo:rsid="00310117" officeooo:paragraph-rsid="0014a97f"/>
    </style:style>
    <style:style style:name="P37" style:family="paragraph" style:parent-style-name="Standard">
      <style:text-properties officeooo:paragraph-rsid="0014a97f"/>
    </style:style>
    <style:style style:name="P38" style:family="paragraph" style:parent-style-name="Standard">
      <style:paragraph-properties fo:break-before="page"/>
      <style:text-properties officeooo:rsid="0026d9b0" officeooo:paragraph-rsid="0014a97f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officeooo:rsid="00352ca5" officeooo:paragraph-rsid="0014a97f" style:font-size-asian="16pt" style:font-size-complex="16pt"/>
    </style:style>
    <style:style style:name="P40" style:family="paragraph" style:parent-style-name="Standard">
      <style:paragraph-properties fo:text-align="center" style:justify-single-word="false" fo:break-before="page"/>
      <style:text-properties fo:font-size="16pt" officeooo:rsid="0020d4d6" officeooo:paragraph-rsid="0014a97f" style:font-size-asian="16pt" style:font-size-complex="16pt"/>
    </style:style>
    <style:style style:name="P41" style:family="paragraph" style:parent-style-name="Standard">
      <style:paragraph-properties fo:break-before="page"/>
      <style:text-properties officeooo:rsid="002964cc" officeooo:paragraph-rsid="0014a97f" fo:background-color="#dddddd"/>
    </style:style>
    <style:style style:name="P42" style:family="paragraph" style:parent-style-name="Standard">
      <style:paragraph-properties fo:break-before="page"/>
      <style:text-properties officeooo:rsid="002b4b03" officeooo:paragraph-rsid="0014a97f" fo:background-color="#dddddd"/>
    </style:style>
    <style:style style:name="P43" style:family="paragraph" style:parent-style-name="Standard">
      <style:paragraph-properties fo:break-before="page"/>
      <style:text-properties officeooo:rsid="002f1b65" officeooo:paragraph-rsid="0014a97f" fo:background-color="#dddddd"/>
    </style:style>
    <style:style style:name="P44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44463d" officeooo:paragraph-rsid="0014a97f" style:font-size-asian="12pt" style:font-size-complex="12pt"/>
    </style:style>
    <style:style style:name="P45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1f3015" officeooo:paragraph-rsid="0014a97f" style:font-size-asian="12pt" style:font-size-complex="12pt"/>
    </style:style>
    <style:style style:name="P46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310117" officeooo:paragraph-rsid="0014a97f" style:font-size-asian="12pt" style:font-size-complex="12pt"/>
    </style:style>
    <style:style style:name="P47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30514d" officeooo:paragraph-rsid="0014a97f" style:font-size-asian="12pt" style:font-size-complex="12pt"/>
    </style:style>
    <style:style style:name="P48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3d04e6" officeooo:paragraph-rsid="0014a97f" style:font-size-asian="12pt" style:font-size-complex="12pt"/>
    </style:style>
    <style:style style:name="P49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3db6ce" officeooo:paragraph-rsid="0014a97f" style:font-size-asian="12pt" style:font-size-complex="12pt"/>
    </style:style>
    <style:style style:name="P50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3f125c" officeooo:paragraph-rsid="0014a97f" style:font-size-asian="12pt" style:font-size-complex="12pt"/>
    </style:style>
    <style:style style:name="P51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3fd95b" officeooo:paragraph-rsid="0014a97f" style:font-size-asian="12pt" style:font-size-complex="12pt"/>
    </style:style>
    <style:style style:name="P52" style:family="paragraph" style:parent-style-name="Preformatted_20_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03d04e6" officeooo:paragraph-rsid="0014a97f" style:font-size-asian="12pt" style:font-weight-asian="bold" style:font-size-complex="12pt" style:font-weight-complex="bold"/>
    </style:style>
    <style:style style:name="P53" style:family="paragraph" style:parent-style-name="Preformatted_20_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03db6ce" officeooo:paragraph-rsid="0014a97f" style:font-size-asian="12pt" style:font-weight-asian="bold" style:font-size-complex="12pt" style:font-weight-complex="bold"/>
    </style:style>
    <style:style style:name="P54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f3015" officeooo:paragraph-rsid="0014a97f"/>
    </style:style>
    <style:style style:name="P55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23eeaf" officeooo:paragraph-rsid="0014a97f"/>
    </style:style>
    <style:style style:name="P56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2b4b03" officeooo:paragraph-rsid="0014a97f"/>
    </style:style>
    <style:style style:name="P57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2f1b65" officeooo:paragraph-rsid="0014a97f"/>
    </style:style>
    <style:style style:name="P58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30514d" officeooo:paragraph-rsid="0014a97f"/>
    </style:style>
    <style:style style:name="P59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310117" officeooo:paragraph-rsid="0014a97f" style:font-size-asian="12pt" style:font-size-complex="12pt"/>
    </style:style>
    <style:style style:name="P60" style:family="paragraph" style:parent-style-name="Preformatted_20_Text">
      <style:text-properties fo:font-variant="normal" fo:text-transform="none" fo:color="#24292e" fo:letter-spacing="normal" officeooo:rsid="002f1b65" officeooo:paragraph-rsid="0014a97f"/>
    </style:style>
    <style:style style:name="P61" style:family="paragraph" style:parent-style-name="Preformatted_20_Text">
      <style:text-properties fo:font-variant="normal" fo:text-transform="none" fo:color="#24292e" fo:letter-spacing="normal" officeooo:rsid="0030514d" officeooo:paragraph-rsid="0014a97f"/>
    </style:style>
    <style:style style:name="P62" style:family="paragraph" style:parent-style-name="Preformatted_20_Text">
      <style:text-properties fo:font-variant="normal" fo:text-transform="none" fo:color="#000000" style:font-name="Courier New" fo:font-size="12pt" fo:letter-spacing="normal" fo:font-style="normal" fo:font-weight="normal" officeooo:rsid="003d04e6" officeooo:paragraph-rsid="0014a97f" style:font-size-asian="12pt" style:font-size-complex="12pt"/>
    </style:style>
    <style:style style:name="P6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d04e6" officeooo:paragraph-rsid="0014a97f" style:font-size-asian="12pt" style:font-size-complex="12pt"/>
    </style:style>
    <style:style style:name="P64" style:family="paragraph" style:parent-style-name="Preformatted_20_Text">
      <style:text-properties fo:font-variant="normal" fo:text-transform="none" fo:color="#cc7832" style:font-name="Courier New" fo:font-size="12pt" fo:letter-spacing="normal" fo:font-style="normal" fo:font-weight="bold" officeooo:rsid="003db6ce" officeooo:paragraph-rsid="0014a97f" fo:background-color="#232525" style:font-size-asian="12pt" style:font-size-complex="12pt"/>
    </style:style>
    <style:style style:name="P65" style:family="paragraph" style:parent-style-name="Preformatted_20_Text">
      <loext:graphic-properties draw:fill="solid" draw:fill-color="#2b2b2b" draw:opacity="100%"/>
      <style:paragraph-properties fo:background-color="#2b2b2b"/>
      <style:text-properties fo:font-variant="normal" fo:text-transform="none" fo:color="#a9b7c6" style:font-name="Liberation Serif" fo:font-size="12pt" fo:letter-spacing="normal" fo:font-style="normal" fo:font-weight="normal" officeooo:rsid="003db6ce" officeooo:paragraph-rsid="0014a97f" style:font-size-asian="12pt" style:font-size-complex="12pt"/>
    </style:style>
    <style:style style:name="P66" style:family="paragraph" style:parent-style-name="Preformatted_20_Text">
      <style:text-properties fo:color="#cc7832" style:font-name="Courier New" fo:font-weight="bold" officeooo:rsid="0020d4d6" officeooo:paragraph-rsid="0014a97f"/>
    </style:style>
    <style:style style:name="P6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Courier New" fo:font-weight="bold" officeooo:paragraph-rsid="0014a97f" fo:background-color="#232525"/>
    </style:style>
    <style:style style:name="P68" style:family="paragraph" style:parent-style-name="Preformatted_20_Text">
      <style:text-properties fo:color="#a9b7c6" style:font-name="Courier New" officeooo:rsid="0024e4b7" officeooo:paragraph-rsid="0014a97f"/>
    </style:style>
    <style:style style:name="P6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14a97f" fo:background-color="#232525"/>
    </style:style>
    <style:style style:name="P70" style:family="paragraph" style:parent-style-name="Preformatted_20_Text">
      <style:text-properties fo:color="#a9b7c6" style:font-name="Courier New" officeooo:rsid="002964cc" officeooo:paragraph-rsid="0014a97f"/>
    </style:style>
    <style:style style:name="P71" style:family="paragraph" style:parent-style-name="Preformatted_20_Text">
      <style:text-properties fo:color="#a9b7c6" style:font-name="Courier New" officeooo:paragraph-rsid="0014a97f"/>
    </style:style>
    <style:style style:name="P7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14a97f"/>
    </style:style>
    <style:style style:name="P7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4a97f" fo:background-color="#232525"/>
    </style:style>
    <style:style style:name="P7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4a97f"/>
    </style:style>
    <style:style style:name="P75" style:family="paragraph" style:parent-style-name="Preformatted_20_Text">
      <style:text-properties fo:color="#629755" style:font-name="Courier New" fo:font-style="italic" officeooo:rsid="0020d4d6" officeooo:paragraph-rsid="0014a97f" fo:background-color="#232525"/>
    </style:style>
    <style:style style:name="P7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officeooo:paragraph-rsid="0014a97f" fo:background-color="#232525"/>
    </style:style>
    <style:style style:name="P7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officeooo:paragraph-rsid="0014a97f"/>
    </style:style>
    <style:style style:name="P78" style:family="paragraph" style:parent-style-name="Preformatted_20_Text">
      <style:text-properties fo:color="#e8bf6a" style:font-name="Courier New" officeooo:paragraph-rsid="0014a97f"/>
    </style:style>
    <style:style style:name="P7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Courier New" officeooo:paragraph-rsid="0014a97f"/>
    </style:style>
    <style:style style:name="P8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officeooo:paragraph-rsid="0014a97f"/>
    </style:style>
    <style:style style:name="P81" style:family="paragraph" style:parent-style-name="Preformatted_20_Text">
      <style:text-properties officeooo:rsid="002964cc" officeooo:paragraph-rsid="0014a97f"/>
    </style:style>
    <style:style style:name="P8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14a97f"/>
    </style:style>
    <style:style style:name="P8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14a97f"/>
    </style:style>
    <style:style style:name="P8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officeooo:paragraph-rsid="0014a97f" fo:background-color="#232525"/>
    </style:style>
    <style:style style:name="P8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officeooo:paragraph-rsid="0014a97f"/>
    </style:style>
    <style:style style:name="P8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paragraph-rsid="0014a97f"/>
    </style:style>
    <style:style style:name="P8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629755" officeooo:paragraph-rsid="0014a97f" fo:background-color="#232525"/>
    </style:style>
    <style:style style:name="P8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Courier New" officeooo:paragraph-rsid="0014a97f"/>
    </style:style>
    <style:style style:name="P89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14a97f"/>
    </style:style>
    <style:style style:name="P90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6a737d" style:font-name="SFMono-Regular" fo:font-size="9.75pt" fo:letter-spacing="normal" fo:font-style="normal" fo:font-weight="normal" officeooo:paragraph-rsid="0014a97f"/>
    </style:style>
    <style:style style:name="T1" style:family="text">
      <style:text-properties fo:color="#005cc5"/>
    </style:style>
    <style:style style:name="T2" style:family="text">
      <style:text-properties fo:color="#005cc5" style:font-name="SFMono-Regular" fo:font-size="9.75pt" fo:font-style="normal" fo:font-weight="normal"/>
    </style:style>
    <style:style style:name="T3" style:family="text">
      <style:text-properties officeooo:rsid="00379b39"/>
    </style:style>
    <style:style style:name="T4" style:family="text">
      <style:text-properties fo:color="#000000" style:font-name="Lucida Console" fo:font-size="9pt" fo:background-color="#ffffff" loext:char-shading-value="0" style:font-size-asian="9pt"/>
    </style:style>
    <style:style style:name="T5" style:family="text">
      <style:text-properties fo:color="#000000" style:font-name="Lucida Console" fo:font-size="9pt" officeooo:rsid="0038f071" fo:background-color="#ffffff" loext:char-shading-value="0" style:font-size-asian="9pt"/>
    </style:style>
    <style:style style:name="T6" style:family="text">
      <style:text-properties fo:color="#000000" style:font-name="Lucida Console" fo:font-size="9pt" officeooo:rsid="003b823d" fo:background-color="#ffffff" loext:char-shading-value="0" style:font-size-asian="9pt"/>
    </style:style>
    <style:style style:name="T7" style:family="text">
      <style:text-properties fo:color="#000000" style:font-name="Lucida Console" fo:font-size="9pt" style:font-size-asian="9pt" fo:background-color="#ffffff"/>
    </style:style>
    <style:style style:name="T8" style:family="text">
      <style:text-properties fo:color="#000000" style:font-name="Lucida Console" fo:font-size="9pt" officeooo:rsid="00463639" style:font-size-asian="9pt" fo:background-color="#ffffff"/>
    </style:style>
    <style:style style:name="T9" style:family="text">
      <style:text-properties officeooo:rsid="00463639"/>
    </style:style>
    <style:style style:name="T10" style:family="text">
      <style:text-properties officeooo:rsid="00463639" fo:background-color="#ffffff"/>
    </style:style>
    <style:style style:name="T11" style:family="text">
      <style:text-properties fo:background-color="#ffffff"/>
    </style:style>
    <style:style style:name="T12" style:family="text">
      <style:text-properties officeooo:rsid="0023eeaf"/>
    </style:style>
    <style:style style:name="T13" style:family="text">
      <style:text-properties fo:color="#cc7832"/>
    </style:style>
    <style:style style:name="T14" style:family="text">
      <style:text-properties fo:color="#cc7832" style:font-name="Courier New" fo:font-weight="bold"/>
    </style:style>
    <style:style style:name="T15" style:family="text">
      <style:text-properties fo:color="#cc7832" style:font-name="Courier New" fo:font-weight="bold" fo:background-color="#232525" loext:char-shading-value="0"/>
    </style:style>
    <style:style style:name="T16" style:family="text">
      <style:text-properties fo:color="#cc7832" style:font-name="Courier New" fo:background-color="#232525" loext:char-shading-value="0"/>
    </style:style>
    <style:style style:name="T17" style:family="text">
      <style:text-properties fo:color="#cc7832" fo:font-weight="bold" fo:background-color="#232525" loext:char-shading-value="0"/>
    </style:style>
    <style:style style:name="T18" style:family="text">
      <style:text-properties fo:color="#cc7832" fo:background-color="#232525" loext:char-shading-value="0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tyle="italic"/>
    </style:style>
    <style:style style:name="T21" style:family="text">
      <style:text-properties style:font-name="Courier New" fo:font-style="italic" fo:background-color="#232525" loext:char-shading-value="0"/>
    </style:style>
    <style:style style:name="T22" style:family="text">
      <style:text-properties style:font-name="Courier New" fo:font-style="italic" officeooo:rsid="00252a7c" fo:background-color="#232525" loext:char-shading-value="0"/>
    </style:style>
    <style:style style:name="T23" style:family="text">
      <style:text-properties style:font-name="Courier New" fo:font-style="italic" officeooo:rsid="003db6ce" fo:background-color="#232525" loext:char-shading-value="0"/>
    </style:style>
    <style:style style:name="T24" style:family="text">
      <style:text-properties style:font-name="Courier New" fo:background-color="#232525" loext:char-shading-value="0"/>
    </style:style>
    <style:style style:name="T25" style:family="text">
      <style:text-properties style:font-name="Courier New" officeooo:rsid="0024e4b7" fo:background-color="#232525" loext:char-shading-value="0"/>
    </style:style>
    <style:style style:name="T26" style:family="text">
      <style:text-properties style:font-name="Courier New" officeooo:rsid="00252a7c" fo:background-color="#232525" loext:char-shading-value="0"/>
    </style:style>
    <style:style style:name="T27" style:family="text">
      <style:text-properties style:font-name="Courier New" officeooo:rsid="002be6fe" fo:background-color="#232525" loext:char-shading-value="0"/>
    </style:style>
    <style:style style:name="T28" style:family="text">
      <style:text-properties fo:color="#629755" fo:background-color="#232525" loext:char-shading-value="0"/>
    </style:style>
    <style:style style:name="T29" style:family="text">
      <style:text-properties fo:color="#629755" style:font-name="Courier New" fo:font-style="italic" fo:background-color="#232525" loext:char-shading-value="0"/>
    </style:style>
    <style:style style:name="T30" style:family="text">
      <style:text-properties fo:color="#629755" style:font-name="Courier New" fo:font-style="italic" fo:font-weight="bold" fo:background-color="#232525" loext:char-shading-value="0"/>
    </style:style>
    <style:style style:name="T31" style:family="text">
      <style:text-properties officeooo:rsid="0022a506"/>
    </style:style>
    <style:style style:name="T32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3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color="#d73a49"/>
    </style:style>
    <style:style style:name="T35" style:family="text">
      <style:text-properties fo:color="#d73a49" style:font-name="SFMono-Regular" fo:font-size="9.75pt" fo:font-style="normal" fo:font-weight="normal"/>
    </style:style>
    <style:style style:name="T36" style:family="text">
      <style:text-properties fo:color="#032f62"/>
    </style:style>
    <style:style style:name="T37" style:family="text">
      <style:text-properties fo:color="#032f62" style:font-name="SFMono-Regular" fo:font-size="9.75pt" fo:font-style="normal" fo:font-weight="normal"/>
    </style:style>
    <style:style style:name="T38" style:family="text">
      <style:text-properties style:font-name="SFMono-Regular" fo:font-size="9.75pt" fo:font-style="normal" fo:font-weight="normal"/>
    </style:style>
    <style:style style:name="T39" style:family="text">
      <style:text-properties style:font-name="SFMono-Regular" fo:font-size="9.75pt" fo:font-style="normal" fo:font-weight="normal" officeooo:rsid="00310117"/>
    </style:style>
    <style:style style:name="T40" style:family="text">
      <style:text-properties fo:color="#22863a"/>
    </style:style>
    <style:style style:name="T41" style:family="text">
      <style:text-properties fo:color="#22863a" style:font-name="SFMono-Regular" fo:font-size="9.75pt" fo:font-style="normal" fo:font-weight="normal"/>
    </style:style>
    <style:style style:name="T42" style:family="text">
      <style:text-properties officeooo:rsid="003db6ce"/>
    </style:style>
    <style:style style:name="T43" style:family="text">
      <style:text-properties fo:color="#e8bf6a"/>
    </style:style>
    <style:style style:name="T44" style:family="text">
      <style:text-properties fo:color="#e8bf6a" style:font-name="Courier New"/>
    </style:style>
    <style:style style:name="T45" style:family="text">
      <style:text-properties fo:color="#bababa"/>
    </style:style>
    <style:style style:name="T46" style:family="text">
      <style:text-properties fo:color="#bababa" style:font-name="Courier New"/>
    </style:style>
    <style:style style:name="T47" style:family="text">
      <style:text-properties fo:color="#a5c261" style:font-name="Courier New"/>
    </style:style>
    <style:style style:name="T48" style:family="text">
      <style:text-properties fo:color="#808080"/>
    </style:style>
    <style:style style:name="T49" style:family="text">
      <style:text-properties fo:color="#808080" style:font-name="Courier New"/>
    </style:style>
    <style:style style:name="T50" style:family="text">
      <style:text-properties fo:color="#808080" style:font-name="Courier New" fo:background-color="#232525" loext:char-shading-value="0"/>
    </style:style>
    <style:style style:name="T51" style:family="text">
      <style:text-properties fo:color="#808080" fo:background-color="#232525" loext:char-shading-value="0"/>
    </style:style>
    <style:style style:name="T52" style:family="text">
      <style:text-properties fo:color="#6a8759" style:font-name="Courier New" fo:background-color="#232525" loext:char-shading-value="0"/>
    </style:style>
    <style:style style:name="T53" style:family="text">
      <style:text-properties fo:color="#6a8759" fo:background-color="#232525" loext:char-shading-value="0"/>
    </style:style>
    <style:style style:name="T54" style:family="text">
      <style:text-properties officeooo:rsid="00252a7c"/>
    </style:style>
    <style:style style:name="T55" style:family="text">
      <style:text-properties fo:background-color="#232525" loext:char-shading-value="0"/>
    </style:style>
    <style:style style:name="T56" style:family="text">
      <style:text-properties fo:color="#ffc66d" style:font-name="Courier New" fo:background-color="#232525" loext:char-shading-value="0"/>
    </style:style>
    <style:style style:name="T57" style:family="text">
      <style:text-properties fo:color="#9876aa" style:font-name="Courier New" fo:background-color="#232525" loext:char-shading-value="0"/>
    </style:style>
    <style:style style:name="T58" style:family="text">
      <style:text-properties fo:color="#9876aa" fo:background-color="#232525" loext:char-shading-value="0"/>
    </style:style>
    <style:style style:name="T59" style:family="text">
      <style:text-properties officeooo:rsid="0044463d"/>
    </style:style>
    <style:style style:name="T60" style:family="text">
      <style:text-properties officeooo:rsid="00310117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officeooo:rsid="003f125c"/>
    </style:style>
    <style:style style:name="T63" style:family="text">
      <style:text-properties officeooo:rsid="0041ce4e"/>
    </style:style>
    <style:style style:name="T64" style:family="text">
      <style:text-properties officeooo:rsid="00442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Virtual Machine ubuntu : depuis windows store</text:p>
      <text:p text:style-name="P6">https://seld.be/notes/developing-on-windows-in-2018</text:p>
      <text:p text:style-name="P7">installer chocolatey</text:p>
      <text:p text:style-name="P37"/>
      <text:p text:style-name="P37"/>
      <text:p text:style-name="P8">Fenetre windows : git bash</text:p>
      <text:p text:style-name="P13"/>
      <text:p text:style-name="P45">Pour créer un nouveau projet :</text:p>
      <text:p text:style-name="P54">$ composer create-project symfony/skeleton helloWorld</text:p>
      <text:p text:style-name="P82">$ <text:span text:style-name="T1">cd</text:span> helloWorld</text:p>
      <text:p text:style-name="P13"/>
      <text:p text:style-name="P13">Pour lancer le serveur : </text:p>
      <text:p text:style-name="P54">$ php -S 127.0.0.1:8000 -t public</text:p>
      <text:p text:style-name="P13"/>
      <text:p text:style-name="P13"/>
      <text:p text:style-name="P8">phpstorm </text:p>
      <text:p text:style-name="P13">→ Ajouter des plugins adaptés aux langages</text:p>
      <text:p text:style-name="P13"><text:s/>dans &gt; file &gt; settings &gt; plugins <text:s text:c="2"/></text:p>
      <text:p text:style-name="P13"/>
      <text:p text:style-name="P13"/>
      <text:p text:style-name="P13"/>
      <text:p text:style-name="P13"/>
      <text:p text:style-name="P39">PHP</text:p>
      <text:p text:style-name="P14"/>
      <text:p text:style-name="P14"/>
      <text:p text:style-name="P14"/>
      <text:p text:style-name="P14">Array</text:p>
      <text:p text:style-name="P14"/>
      <text:p text:style-name="P14">fonctions qui commence par array_…</text:p>
      <text:p text:style-name="P14">ex array_search(..) <text:s text:c="3"/>recherche une valeur dans le tableau</text:p>
      <text:p text:style-name="P14"><text:s text:c="5"/>array_splice(…) <text:s/>efface et remplace une portion du tableau</text:p>
      <text:p text:style-name="P14"><text:s text:c="5"/><text:span text:style-name="T3">array_replace ( $array1, $array2, $array3, … ) <text:s text:c="2"/>remplace les valeurs du array1 par dans l’ordre les suivants</text:span></text:p>
      <text:p text:style-name="P40">Symfony</text:p>
      <text:p text:style-name="P15"/>
      <text:p text:style-name="P16">https://github.com/decima/symfony-learning-guide</text:p>
      <text:p text:style-name="P16"/>
      <text:p text:style-name="P17">Autowiring = </text:p>
      <text:p text:style-name="P17">Exemple : quand on passe l’id d’un product en paramètre, on peut récupérer directement le produit dans la déclaration de la fonction</text:p>
      <text:p text:style-name="P16"/>
      <text:p text:style-name="P18">Les install par composer sont stockées dans symfony.sh. Il s’agit de bundle qui permettent de faire le lien entre les différents composants (doctrine, twig, …) et symfony.</text:p>
      <text:p text:style-name="P16"/>
      <text:p text:style-name="P19">L’indentation est importante dans les fichier yml</text:p>
      <text:p text:style-name="P16"/>
      <text:p text:style-name="P20">Créer un projet</text:p>
      <text:p text:style-name="P24"/>
      <text:p text:style-name="P16"><text:span text:style-name="T4">composer create-project symfony/skeleton </text:span><text:span text:style-name="T5">nomprojet</text:span></text:p>
      <text:p text:style-name="P25"><text:span text:style-name="T5">c</text:span><text:span text:style-name="T4">d nomprojet</text:span></text:p>
      <text:p text:style-name="P26"/>
      <text:p text:style-name="P27">composer require annotations<text:tab/><text:tab/><text:tab/>→<text:span text:style-name="T9"> annotations (route, template, ...)</text:span></text:p>
      <text:p text:style-name="P27"><text:span text:style-name="T10">c</text:span><text:span text:style-name="T11">omposer require twig<text:tab/><text:tab/><text:tab/><text:tab/>→</text:span><text:span text:style-name="T10"> twig pour écran html</text:span></text:p>
      <text:p text:style-name="P37"><text:span text:style-name="T7">composer require form<text:tab/><text:tab/><text:tab/><text:tab/>→</text:span><text:span text:style-name="T8"> form pour gestion formulaire de saisie</text:span></text:p>
      <text:p text:style-name="P37"><text:span text:style-name="T7">composer require debug<text:tab/><text:tab/><text:tab/><text:tab/>→</text:span><text:span text:style-name="T8"> barre de debug en bas d’écran</text:span></text:p>
      <text:p text:style-name="P37"><text:span text:style-name="T7">composer require security<text:tab/><text:tab/><text:tab/><text:tab/>→</text:span><text:span text:style-name="T8"> security pour gestion sécurité</text:span></text:p>
      <text:p text:style-name="P37"><text:span text:style-name="T7">composer require doctrine maker<text:tab/><text:tab/><text:tab/>→</text:span><text:span text:style-name="T8"> ORM</text:span></text:p>
      <text:p text:style-name="P37"><text:span text:style-name="T7">composer require validator<text:tab/><text:tab/><text:tab/><text:tab/>→</text:span><text:span text:style-name="T8"> validator + annotations @assert</text:span></text:p>
      <text:p text:style-name="P37"><text:span text:style-name="T7">composer require swiftmailer-bundle<text:tab/><text:tab/>→</text:span><text:span text:style-name="T8"> Envoi de mail</text:span></text:p>
      <text:p text:style-name="P37"><text:span text:style-name="T7">composer require asset<text:tab/><text:tab/><text:tab/><text:tab/>→ </text:span><text:span text:style-name="T8">?</text:span></text:p>
      <text:p text:style-name="P27"/>
      <text:p text:style-name="P27"/>
      <text:p text:style-name="P16"><text:span text:style-name="T4">→</text:span><text:span text:style-name="T6"> modifier le .env pour la database puis :</text:span></text:p>
      <text:p text:style-name="P27">php bin/console doctrine:database:create</text:p>
      <text:p text:style-name="P27"/>
      <text:p text:style-name="P27"/>
      <text:p text:style-name="P27"/>
      <text:p text:style-name="P27"/>
      <text:p text:style-name="P27"/>
      <text:p text:style-name="P27"/>
      <text:p text:style-name="P21">Les Routes : </text:p>
      <text:p text:style-name="P16"/>
      <text:p text:style-name="P16">→<text:span text:style-name="T12"> </text:span>Soit <text:s/>dans config/routes.yaml :</text:p>
      <text:p text:style-name="P66">app_hello_world:</text:p>
      <text:p text:style-name="P74"><text:span text:style-name="T13"><text:s text:c="2"/></text:span><text:span text:style-name="T14">path: </text:span><text:span text:style-name="T19">/hello/world</text:span></text:p>
      <text:p text:style-name="P86"><text:s text:c="2"/><text:span text:style-name="T14">controller: </text:span><text:span text:style-name="T19">App\Controller\HelloWorldController::hello</text:span></text:p>
      <text:p text:style-name="P16"/>
      <text:p text:style-name="P16">→<text:span text:style-name="T12"> </text:span>Soit annotation directement dans le controller :</text:p>
      <text:p text:style-name="P75">/**</text:p>
      <text:p text:style-name="P74"><text:span text:style-name="T28"><text:s/></text:span><text:span text:style-name="T29">* </text:span><text:span text:style-name="T30">@Route</text:span><text:span text:style-name="T29">("/hello/{name}", name="app_hello"))</text:span></text:p>
      <text:p text:style-name="P87"><text:s/><text:span text:style-name="T20">*/</text:span></text:p>
      <text:p text:style-name="P28">Attention : </text:p>
      <text:p text:style-name="P28"><text:tab/>/** au début pour indiquer que ce sont des annotations </text:p>
      <text:p text:style-name="P16"><text:tab/>/* <text:span text:style-name="T31">ce seront de simples commentaires</text:span></text:p>
      <text:p text:style-name="P16"/>
      <text:p text:style-name="P29">Nécessite : </text:p>
      <text:p text:style-name="P55">$ composer require annotations</text:p>
      <text:p text:style-name="P29"/>
      <text:p text:style-name="P16"/>
      <text:p text:style-name="P16"/>
      <text:p text:style-name="P16"/>
      <text:p text:style-name="P16"><text:soft-page-break/></text:p>
      <text:p text:style-name="P16"/>
      <text:p text:style-name="P22">Twig – Templating</text:p>
      <text:p text:style-name="P30"><text:span text:style-name="T32">A template is simply a text file that can generate any text-based format (HTML, XML, CSV, LaTeX ...).</text:span> </text:p>
      <text:p text:style-name="P16"/>
      <text:p text:style-name="P9">Necessite :</text:p>
      <text:p text:style-name="P55">$ composer require twig<text:tab/><text:tab/>→ crée le répertoire folder</text:p>
      <text:p text:style-name="P29"/>
      <text:p text:style-name="P10">les templates devront étendre base.html.twig</text:p>
      <text:p text:style-name="P55">{% <text:span text:style-name="T34">extends</text:span> <text:span text:style-name="T36">"base.html.twig"</text:span> %}</text:p>
      <text:p text:style-name="P82">{% <text:span text:style-name="T34">block</text:span> body %}</text:p>
      <text:p text:style-name="P83"><text:s text:c="4"/><text:span text:style-name="T38">&lt;</text:span><text:span text:style-name="T41">h1</text:span><text:span text:style-name="T38">&gt;Welcome to {{ project_name</text:span><text:span text:style-name="T35">|</text:span><text:span text:style-name="T2">upper</text:span><text:span text:style-name="T38"> }}.&lt;/</text:span><text:span text:style-name="T41">h1</text:span><text:span text:style-name="T38">&gt;</text:span></text:p>
      <text:p text:style-name="P82">{% <text:span text:style-name="T34">endblock</text:span> %}</text:p>
      <text:p text:style-name="P29"/>
      <text:p text:style-name="P29">→<text:span text:style-name="T42"> base.html.twig</text:span></text:p>
      <text:p text:style-name="P78"/>
      <text:p text:style-name="P71"><text:span text:style-name="T43">&lt;!DOCTYPE </text:span><text:span text:style-name="T45">html</text:span><text:span text:style-name="T43">&gt;</text:span></text:p>
      <text:p text:style-name="P79">&lt;html&gt;</text:p>
      <text:p text:style-name="P80"><text:s text:c="4"/><text:span text:style-name="T19">&lt;head&gt;</text:span></text:p>
      <text:p text:style-name="P74"><text:span text:style-name="T43"><text:s text:c="8"/></text:span><text:span text:style-name="T44">&lt;meta </text:span><text:span text:style-name="T46">charset=</text:span><text:span text:style-name="T47">"UTF-8"</text:span><text:span text:style-name="T44">&gt;</text:span></text:p>
      <text:p text:style-name="P74"><text:span text:style-name="T43"><text:s text:c="8"/></text:span><text:span text:style-name="T49">&lt;!-- Latest compiled and minified CSS --&gt;</text:span></text:p>
      <text:p text:style-name="P74"><text:span text:style-name="T48"><text:s text:c="8"/></text:span><text:span text:style-name="T44">&lt;link </text:span><text:span text:style-name="T46">rel=</text:span><text:span text:style-name="T47">"stylesheet" </text:span><text:span text:style-name="T46">href=</text:span><text:span text:style-name="T47">"https://maxcdn.bootstrapcdn.com/bootstrap/3.3.7/css/bootstrap.min.css" </text:span><text:span text:style-name="T46">integrity=</text:span><text:span text:style-name="T47">"sha384-BVYiiSIFeK1dGmJRAkycuHAHRg32OmUcww7on3RYdg4Va+PmSTsz/K68vbdEjh4u" </text:span><text:span text:style-name="T46">crossorigin=</text:span><text:span text:style-name="T47">"anonymous"</text:span><text:span text:style-name="T44">&gt;</text:span></text:p>
      <text:p text:style-name="P74"><text:span text:style-name="T43"><text:s text:c="8"/></text:span><text:span text:style-name="T49">&lt;!-- Optional theme --&gt;</text:span></text:p>
      <text:p text:style-name="P74"><text:span text:style-name="T48"><text:s text:c="8"/></text:span><text:span text:style-name="T44">&lt;link </text:span><text:span text:style-name="T46">rel=</text:span><text:span text:style-name="T47">"stylesheet" </text:span><text:span text:style-name="T46">href=</text:span><text:span text:style-name="T47">"https://maxcdn.bootstrapcdn.com/bootstrap/3.3.7/css/bootstrap-theme.min.css" </text:span><text:span text:style-name="T46">integrity=</text:span><text:span text:style-name="T47">"sha384-rHyoN1iRsVXV4nD0JutlnGaslCJuC7uwjduW9SVrLvRYooPp2bWYgmgJQIXwl/Sp" </text:span><text:span text:style-name="T46">crossorigin=</text:span><text:span text:style-name="T47">"anonymous"</text:span><text:span text:style-name="T44">&gt;</text:span></text:p>
      <text:p text:style-name="P74"><text:span text:style-name="T43"><text:s text:c="8"/></text:span><text:span text:style-name="T49">&lt;!-- Latest compiled and minified JavaScript --&gt;</text:span></text:p>
      <text:p text:style-name="P74"><text:span text:style-name="T48"><text:s text:c="8"/></text:span><text:span text:style-name="T44">&lt;script </text:span><text:span text:style-name="T46">src=</text:span><text:span text:style-name="T47">"https://maxcdn.bootstrapcdn.com/bootstrap/3.3.7/js/bootstrap.min.js" </text:span><text:span text:style-name="T46">integrity=</text:span><text:span text:style-name="T47">"sha384-Tc5IQib027qvyjSMfHjOMaLkfuWVxZxUPnCJA7l2mCWNIpG9mGCD8wGNIcPD7Txa" </text:span><text:span text:style-name="T46">crossorigin=</text:span><text:span text:style-name="T47">"anonymous"</text:span><text:span text:style-name="T44">&gt;&lt;/script&gt;</text:span></text:p>
      <text:p text:style-name="P74"><text:span text:style-name="T43"><text:s text:c="8"/></text:span><text:span text:style-name="T44">&lt;title&gt;</text:span><text:span text:style-name="T24">{% </text:span><text:span text:style-name="T15">block </text:span><text:span text:style-name="T24">title %}</text:span><text:span text:style-name="T19">Coincoin</text:span><text:span text:style-name="T24">{% </text:span><text:span text:style-name="T15">endblock </text:span><text:span text:style-name="T24">%}</text:span><text:span text:style-name="T44">&lt;/title&gt;</text:span></text:p>
      <text:p text:style-name="P74"><text:span text:style-name="T43"><text:s text:c="8"/></text:span><text:span text:style-name="T24">{% </text:span><text:span text:style-name="T15">block </text:span><text:span text:style-name="T24">stylesheets %}{% </text:span><text:span text:style-name="T15">endblock </text:span><text:span text:style-name="T24">%}</text:span></text:p>
      <text:p text:style-name="P74"><text:s text:c="4"/><text:span text:style-name="T44">&lt;/head&gt;</text:span></text:p>
      <text:p text:style-name="P80"><text:s text:c="4"/><text:span text:style-name="T19">&lt;body&gt;</text:span></text:p>
      <text:p text:style-name="P74"><text:span text:style-name="T43"><text:s text:c="8"/></text:span><text:span text:style-name="T24">{% </text:span><text:span text:style-name="T15">block </text:span><text:span text:style-name="T24">nav %}</text:span></text:p>
      <text:p text:style-name="P74"><text:s text:c="12"/><text:span text:style-name="T44">&lt;nav&gt;</text:span></text:p>
      <text:p text:style-name="P74"><text:span text:style-name="T43"><text:s text:c="16"/></text:span><text:span text:style-name="T44">&lt;a </text:span><text:span text:style-name="T46">href=</text:span><text:span text:style-name="T47">"</text:span><text:span text:style-name="T24">{{ path(</text:span><text:span text:style-name="T52">'home'</text:span><text:span text:style-name="T24">) }}</text:span><text:span text:style-name="T47">"</text:span><text:span text:style-name="T44">&gt;&lt;img </text:span><text:span text:style-name="T46">src=</text:span><text:span text:style-name="T47">" </text:span><text:span text:style-name="T24">{{ asset(</text:span><text:span text:style-name="T52">'logo.png'</text:span><text:span text:style-name="T24">) }}</text:span><text:span text:style-name="T47">" </text:span><text:span text:style-name="T46">width=</text:span><text:span text:style-name="T47">"2%"</text:span><text:span text:style-name="T44">&gt;&lt;/a&gt; </text:span><text:span text:style-name="T19">|</text:span></text:p>
      <text:p text:style-name="P74"><text:s text:c="16"/><text:span text:style-name="T44">&lt;a </text:span><text:span text:style-name="T46">href=</text:span><text:span text:style-name="T47">"</text:span><text:span text:style-name="T24">{{ path(</text:span><text:span text:style-name="T52">'login'</text:span><text:span text:style-name="T24">) }}</text:span><text:span text:style-name="T47">"</text:span><text:span text:style-name="T44">&gt;</text:span><text:span text:style-name="T19">Login</text:span><text:span text:style-name="T44">&lt;/a&gt; </text:span><text:span text:style-name="T19">|</text:span></text:p>
      <text:p text:style-name="P74"><text:s text:c="16"/><text:span text:style-name="T44">&lt;a </text:span><text:span text:style-name="T46">href=</text:span><text:span text:style-name="T47">"</text:span><text:span text:style-name="T24">{{ path(</text:span><text:span text:style-name="T52">'register'</text:span><text:span text:style-name="T24">) }}</text:span><text:span text:style-name="T47">"</text:span><text:span text:style-name="T44">&gt;</text:span><text:span text:style-name="T19">Register</text:span><text:span text:style-name="T44">&lt;/a&gt; </text:span><text:span text:style-name="T19">|</text:span></text:p>
      <text:p text:style-name="P74"><text:s text:c="16"/><text:span text:style-name="T44">&lt;a </text:span><text:span text:style-name="T46">href=</text:span><text:span text:style-name="T47">"</text:span><text:span text:style-name="T24">{{ path(</text:span><text:span text:style-name="T52">'user_update'</text:span><text:span text:style-name="T24">) }}</text:span><text:span text:style-name="T47">"</text:span><text:span text:style-name="T44">&gt;</text:span><text:span text:style-name="T19">My Profile</text:span><text:span text:style-name="T44">&lt;/a&gt; </text:span><text:span text:style-name="T19">|</text:span></text:p>
      <text:p text:style-name="P74"><text:s text:c="16"/><text:span text:style-name="T44">&lt;a </text:span><text:span text:style-name="T46">href=</text:span><text:span text:style-name="T47">"</text:span><text:span text:style-name="T24">{{ path(</text:span><text:span text:style-name="T52">'advertisment_show'</text:span><text:span text:style-name="T24">) }}</text:span><text:span text:style-name="T47">"</text:span><text:span text:style-name="T44">&gt;</text:span><text:span text:style-name="T19">My Advertisments</text:span><text:span text:style-name="T44">&lt;/a&gt; </text:span><text:span text:style-name="T19">|</text:span></text:p>
      <text:p text:style-name="P74"><text:s text:c="16"/><text:span text:style-name="T44">&lt;a </text:span><text:span text:style-name="T46">href=</text:span><text:span text:style-name="T47">"</text:span><text:span text:style-name="T24">{{ path(</text:span><text:span text:style-name="T52">'logout'</text:span><text:span text:style-name="T24">) }}</text:span><text:span text:style-name="T47">"</text:span><text:span text:style-name="T44">&gt;</text:span><text:span text:style-name="T19">Logout</text:span><text:span text:style-name="T44">&lt;/a&gt; </text:span><text:span text:style-name="T19">|</text:span></text:p>
      <text:p text:style-name="P74"><text:s text:c="12"/><text:span text:style-name="T44">&lt;/nav&gt;</text:span></text:p>
      <text:p text:style-name="P74"><text:span text:style-name="T43"><text:s text:c="8"/></text:span><text:span text:style-name="T24">{% </text:span><text:span text:style-name="T15">endblock </text:span><text:span text:style-name="T24">%}</text:span></text:p>
      <text:p text:style-name="P74"><text:s text:c="8"/><text:span text:style-name="T24">{% </text:span><text:span text:style-name="T15">block </text:span><text:span text:style-name="T24">body %}{% </text:span><text:span text:style-name="T15">endblock </text:span><text:span text:style-name="T24">%}</text:span></text:p>
      <text:p text:style-name="P74"><text:s text:c="8"/><text:span text:style-name="T24">{% </text:span><text:span text:style-name="T15">block </text:span><text:span text:style-name="T24">javascripts %}{% </text:span><text:span text:style-name="T15">endblock </text:span><text:span text:style-name="T24">%}</text:span></text:p>
      <text:p text:style-name="P74"><text:s text:c="4"/><text:span text:style-name="T44">&lt;/body&gt;</text:span></text:p>
      <text:p text:style-name="P88">&lt;/html&gt;</text:p>
      <text:p text:style-name="P78"><text:soft-page-break/></text:p>
      <text:p text:style-name="P78"/>
      <text:p text:style-name="P1">You can select your theme <text:span text:style-name="T42">(bootstrap) </text:span>directly inside your twig file :</text:p>
      <text:p text:style-name="P89">{% form_theme form <text:span text:style-name="T36">'bootstrap_4_layout.html.twig'</text:span> %}</text:p>
      <text:p text:style-name="P2">Or add it to the global twig configuration.</text:p>
      <text:p text:style-name="P90">#config/twig.yaml</text:p>
      <text:p text:style-name="P82"><text:span text:style-name="T40">twig</text:span>:</text:p>
      <text:p text:style-name="P83"><text:s text:c="4"/><text:span text:style-name="T41">form_themes</text:span><text:span text:style-name="T38">: </text:span><text:span text:style-name="T37">['bootstrap_4_layout.html.twig']</text:span></text:p>
      <text:p text:style-name="P16"/>
      <text:p text:style-name="P16"/>
      <text:p text:style-name="P16"/>
      <text:p text:style-name="P16"/>
      <text:p text:style-name="P23">Controller</text:p>
      <text:p text:style-name="P31"/>
      <text:p text:style-name="P11">→<text:span text:style-name="T54"> renvoi simplement une réponse</text:span></text:p>
      <text:p text:style-name="P68"><text:span text:style-name="T17">class </text:span><text:span text:style-name="T55">MainController </text:span><text:span text:style-name="T17">extends </text:span><text:span text:style-name="T55">Controller</text:span></text:p>
      <text:p text:style-name="P69">{</text:p>
      <text:p text:style-name="P74"><text:span text:style-name="T55"><text:s text:c="4"/></text:span><text:span text:style-name="T29">/**</text:span></text:p>
      <text:p text:style-name="P74"><text:span text:style-name="T28"><text:s text:c="5"/></text:span><text:span text:style-name="T29">* </text:span><text:span text:style-name="T30">@return </text:span><text:span text:style-name="T29">Response</text:span></text:p>
      <text:p text:style-name="P74"><text:span text:style-name="T28"><text:s text:c="5"/></text:span><text:span text:style-name="T29">* </text:span><text:span text:style-name="T30">@Route</text:span><text:span text:style-name="T29">("/", name="app_home"))</text:span></text:p>
      <text:p text:style-name="P76"><text:s text:c="5"/><text:span text:style-name="T20">*/</text:span></text:p>
      <text:p text:style-name="P74"><text:span text:style-name="T28"><text:s text:c="4"/></text:span><text:span text:style-name="T15">public function </text:span><text:span text:style-name="T56">homeAction</text:span><text:span text:style-name="T24">() {<text:tab/><text:tab/>/* </text:span><text:span text:style-name="T25">Exemple simple reponse </text:span></text:p>
      <text:p text:style-name="P74"><text:span text:style-name="T55"><text:s text:c="8"/></text:span><text:span text:style-name="T15">return new </text:span><text:span text:style-name="T24">Response(</text:span></text:p>
      <text:p text:style-name="P74"><text:span text:style-name="T55"><text:s text:c="12"/></text:span><text:span text:style-name="T52">"&lt;!doctype html&gt;&lt;html&gt;&lt;body&gt;&lt;h1&gt;Welcome to my website.&lt;/h1&gt;&lt;/body&gt;&lt;/html&gt;"</text:span><text:span text:style-name="T24">)</text:span><text:span text:style-name="T16">;</text:span></text:p>
      <text:p text:style-name="P74"><text:span text:style-name="T18"><text:s text:c="4"/></text:span><text:span text:style-name="T24">}</text:span></text:p>
      <text:p text:style-name="P84">}</text:p>
      <text:p text:style-name="P31"/>
      <text:p text:style-name="P31"/>
      <text:p text:style-name="P11">→<text:span text:style-name="T54"> renvoie un template twig avec passage de paramètres :</text:span></text:p>
      <text:p text:style-name="P68"><text:span text:style-name="T17">class </text:span><text:span text:style-name="T55">MainController </text:span><text:span text:style-name="T17">extends </text:span><text:span text:style-name="T55">Controller</text:span></text:p>
      <text:p text:style-name="P69">{</text:p>
      <text:p text:style-name="P74"><text:span text:style-name="T55"><text:s text:c="4"/></text:span><text:span text:style-name="T29">/**</text:span></text:p>
      <text:p text:style-name="P74"><text:span text:style-name="T28"><text:s text:c="5"/></text:span><text:span text:style-name="T29">* </text:span><text:span text:style-name="T30">@Route</text:span><text:span text:style-name="T29">("/", name="app_home"))</text:span></text:p>
      <text:p text:style-name="P77"><text:span text:style-name="T55"><text:s text:c="5"/></text:span><text:span text:style-name="T21">*/</text:span></text:p>
      <text:p text:style-name="P74"><text:span text:style-name="T28"><text:s text:c="4"/></text:span><text:span text:style-name="T15">public function </text:span><text:span text:style-name="T56">homeAction</text:span><text:span text:style-name="T24">() {<text:tab/><text:tab/>// </text:span><text:span text:style-name="T26">Exemple normal</text:span></text:p>
      <text:p text:style-name="P74"><text:span text:style-name="T55"><text:s text:c="8"/></text:span><text:span text:style-name="T15">return </text:span><text:span text:style-name="T57">$this</text:span><text:span text:style-name="T24">-&gt;</text:span><text:span text:style-name="T56">render</text:span><text:span text:style-name="T24">(</text:span><text:span text:style-name="T52">"main/home.html.twig"</text:span><text:span text:style-name="T16">, </text:span><text:span text:style-name="T24">[</text:span><text:span text:style-name="T52">"project_name" </text:span><text:span text:style-name="T24">=&gt; </text:span><text:span text:style-name="T52">"My Project"</text:span><text:span text:style-name="T24">])</text:span><text:span text:style-name="T16">;</text:span></text:p>
      <text:p text:style-name="P74"><text:span text:style-name="T18"><text:s text:c="4"/></text:span><text:span text:style-name="T24">}</text:span></text:p>
      <text:p text:style-name="P73"><text:s text:c="4"/></text:p>
      <text:p text:style-name="P74"><text:span text:style-name="T55"><text:s text:c="4"/></text:span><text:span text:style-name="T29">/**<text:tab/><text:tab/><text:tab/><text:tab/><text:tab/><text:tab/></text:span><text:span text:style-name="T21">// </text:span><text:span text:style-name="T22">Exemple simplifié </text:span><text:span text:style-name="T23">avec annotation</text:span></text:p>
      <text:p text:style-name="P74"><text:span text:style-name="T28"><text:s text:c="5"/></text:span><text:span text:style-name="T29">* </text:span><text:span text:style-name="T30">@Route</text:span><text:span text:style-name="T29">("/", name="app_home"))</text:span></text:p>
      <text:p text:style-name="P74"><text:span text:style-name="T28"><text:s text:c="5"/></text:span><text:span text:style-name="T29">* </text:span><text:span text:style-name="T30">@Template</text:span><text:span text:style-name="T29">("main/home.html.twig")</text:span></text:p>
      <text:p text:style-name="P76"><text:s text:c="5"/><text:span text:style-name="T20">*/</text:span></text:p>
      <text:p text:style-name="P74"><text:span text:style-name="T55"><text:s text:c="4"/></text:span><text:span text:style-name="T15">public function </text:span><text:span text:style-name="T24">homeAction() {<text:tab/><text:tab/></text:span></text:p>
      <text:p text:style-name="P74"><text:span text:style-name="T55"><text:s text:c="8"/></text:span><text:span text:style-name="T15">return </text:span><text:span text:style-name="T24">[</text:span><text:span text:style-name="T52">"project_name" </text:span><text:span text:style-name="T24">=&gt; </text:span><text:span text:style-name="T52">"My Project"</text:span><text:span text:style-name="T24">]</text:span><text:span text:style-name="T16">;</text:span></text:p>
      <text:p text:style-name="P74"><text:span text:style-name="T18"><text:s text:c="4"/></text:span><text:span text:style-name="T24">}</text:span></text:p>
      <text:p text:style-name="P84">}</text:p>
      <text:p text:style-name="P31"/>
      <text:p text:style-name="P31"/>
      <text:p text:style-name="P31"/>
      <text:p text:style-name="P31"/>
      <text:p text:style-name="P41">Forms</text:p>
      <text:p text:style-name="P32"/>
      <text:p text:style-name="P32">Nécessite :</text:p>
      <text:p text:style-name="P81"><text:span text:style-name="Source_20_Text"><text:span text:style-name="T33">composer require form</text:span></text:span></text:p>
      <text:p text:style-name="P81"><text:span text:style-name="Source_20_Text"><text:span text:style-name="T33"/></text:span></text:p>
      <text:p text:style-name="P81"><text:span text:style-name="Source_20_Text"><text:span text:style-name="T33"/></text:span></text:p>
      <text:p text:style-name="P70"><text:span text:style-name="T17">class </text:span><text:span text:style-name="T55">ProductController </text:span><text:span text:style-name="T17">extends </text:span><text:span text:style-name="T55">Controller</text:span></text:p>
      <text:p text:style-name="P69">{</text:p>
      <text:p text:style-name="P74"><text:span text:style-name="T55"><text:s text:c="4"/></text:span><text:span text:style-name="T29">/**</text:span></text:p>
      <text:p text:style-name="P74"><text:span text:style-name="T28"><text:s text:c="5"/></text:span><text:span text:style-name="T29">* </text:span><text:span text:style-name="T30">@Route</text:span><text:span text:style-name="T29">("/add", name="product.add")</text:span></text:p>
      <text:p text:style-name="P74"><text:span text:style-name="T28"><text:s text:c="5"/></text:span><text:span text:style-name="T29">* </text:span><text:span text:style-name="T30">@Template</text:span><text:span text:style-name="T29">("product/add.html.twig")</text:span></text:p>
      <text:p text:style-name="P76"><text:s text:c="5"/><text:span text:style-name="T20">*/</text:span></text:p>
      <text:p text:style-name="P74"><text:span text:style-name="T28"><text:s text:c="4"/></text:span><text:span text:style-name="T15">function </text:span><text:span text:style-name="T56">addProduct</text:span><text:span text:style-name="T24">(</text:span><text:span text:style-name="T27">Request $request</text:span><text:span text:style-name="T24">) {</text:span></text:p>
      <text:p text:style-name="P74"><text:span text:style-name="T55"><text:s text:c="8"/></text:span><text:span text:style-name="T57">$form </text:span><text:span text:style-name="T24">= </text:span><text:span text:style-name="T57">$this</text:span></text:p>
      <text:p text:style-name="P74"><text:span text:style-name="T58"><text:s text:c="12"/></text:span><text:span text:style-name="T24">-&gt;</text:span><text:span text:style-name="T56">createFormBuilder</text:span><text:span text:style-name="T24">()</text:span></text:p>
      <text:p text:style-name="P74"><text:span text:style-name="T55"><text:s text:c="12"/></text:span><text:span text:style-name="T24">-&gt;</text:span><text:span text:style-name="T56">add</text:span><text:span text:style-name="T24">(</text:span><text:span text:style-name="T52">"name"</text:span><text:span text:style-name="T16">, </text:span><text:span text:style-name="T24">TextType::</text:span><text:span text:style-name="T15">class</text:span><text:span text:style-name="T24">)</text:span></text:p>
      <text:p text:style-name="P74"><text:span text:style-name="T55"><text:s text:c="12"/></text:span><text:span text:style-name="T24">-&gt;</text:span><text:span text:style-name="T56">add</text:span><text:span text:style-name="T24">(</text:span><text:span text:style-name="T52">"releaseOn"</text:span><text:span text:style-name="T16">, </text:span><text:span text:style-name="T24">DateType::</text:span><text:span text:style-name="T15">class</text:span><text:span text:style-name="T16">, </text:span><text:span text:style-name="T24">[ </text:span><text:span text:style-name="T52">"widget" </text:span><text:span text:style-name="T24">=&gt; </text:span><text:span text:style-name="T52">"single_text" </text:span><text:span text:style-name="T24">])</text:span></text:p>
      <text:p text:style-name="P74"><text:span text:style-name="T55"><text:s text:c="12"/></text:span><text:span text:style-name="T24">-&gt;</text:span><text:span text:style-name="T56">add</text:span><text:span text:style-name="T24">(</text:span><text:span text:style-name="T52">"save"</text:span><text:span text:style-name="T16">, </text:span><text:span text:style-name="T24">SubmitType::</text:span><text:span text:style-name="T15">class</text:span><text:span text:style-name="T16">, </text:span><text:span text:style-name="T24">[</text:span><text:span text:style-name="T52">"label" </text:span><text:span text:style-name="T24">=&gt; </text:span><text:span text:style-name="T52">"create Product"</text:span><text:span text:style-name="T24">])</text:span></text:p>
      <text:p text:style-name="P74"><text:span text:style-name="T55"><text:s text:c="12"/></text:span><text:span text:style-name="T24">-&gt;</text:span><text:span text:style-name="T56">getForm</text:span><text:span text:style-name="T24">()</text:span><text:span text:style-name="T16">;</text:span></text:p>
      <text:p text:style-name="P74"><text:span text:style-name="T18"><text:s text:c="8"/></text:span><text:span text:style-name="T15">return </text:span><text:span text:style-name="T24">[</text:span><text:span text:style-name="T52">"form" </text:span><text:span text:style-name="T24">=&gt; </text:span><text:span text:style-name="T57">$form</text:span><text:span text:style-name="T24">-&gt;</text:span><text:span text:style-name="T56">createView</text:span><text:span text:style-name="T24">()]</text:span><text:span text:style-name="T16">;</text:span></text:p>
      <text:p text:style-name="P74"><text:span text:style-name="T18"><text:s text:c="4"/></text:span><text:span text:style-name="T24">}</text:span></text:p>
      <text:p text:style-name="P84">}</text:p>
      <text:p text:style-name="P32"/>
      <text:p text:style-name="P68"><text:span text:style-name="T55">{% </text:span><text:span text:style-name="T17">extends </text:span><text:span text:style-name="T53">"base.html.twig" </text:span><text:span text:style-name="T55">%}</text:span></text:p>
      <text:p text:style-name="P72"><text:span text:style-name="T55">{% </text:span><text:span text:style-name="T17">block </text:span><text:span text:style-name="T55">body %}</text:span></text:p>
      <text:p text:style-name="P74"><text:s text:c="4"/><text:span text:style-name="T24">{{ form_start(form) }}</text:span></text:p>
      <text:p text:style-name="P74"><text:s text:c="4"/><text:span text:style-name="T24">{{ form_row(form.name) }}</text:span></text:p>
      <text:p text:style-name="P74"><text:s text:c="4"/><text:span text:style-name="T44">&lt;br/&gt;</text:span></text:p>
      <text:p text:style-name="P74"><text:span text:style-name="T43"><text:s text:c="4"/></text:span><text:span text:style-name="T24">{{ form_row(form.releaseOn) }}</text:span></text:p>
      <text:p text:style-name="P74"><text:s text:c="4"/><text:span text:style-name="T44">&lt;br/&gt;</text:span></text:p>
      <text:p text:style-name="P74"><text:span text:style-name="T43"><text:s text:c="4"/></text:span><text:span text:style-name="T24">{{ form_end(form) }}</text:span></text:p>
      <text:p text:style-name="P74"><text:s text:c="4"/><text:span text:style-name="T44">&lt;br&gt;</text:span></text:p>
      <text:p text:style-name="P85"><text:span text:style-name="T55">{% </text:span><text:span text:style-name="T17">endblock </text:span><text:span text:style-name="T55">%}</text:span></text:p>
      <text:p text:style-name="P31"/>
      <text:p text:style-name="P31"/>
      <text:p text:style-name="P31"/>
      <text:p text:style-name="P31"/>
      <text:p text:style-name="P31"/>
      <text:p text:style-name="P42">Debug</text:p>
      <text:p text:style-name="P33"/>
      <text:p text:style-name="P33">nécessite : </text:p>
      <text:p text:style-name="P56">composer require debug</text:p>
      <text:p text:style-name="P31">→<text:span text:style-name="T59"> barre de debug en bas d’écran</text:span></text:p>
      <text:p text:style-name="P31"/>
      <text:p text:style-name="P31">- <text:span text:style-name="T59">possibilité de voir les infos <text:s/>Request, …</text:span></text:p>
      <text:p text:style-name="P31">- <text:span text:style-name="T59">ajouter dump($variable) dans un prg → icône cible dans la barre de debug permet de voir le dump</text:span></text:p>
      <text:p text:style-name="P31">- <text:span text:style-name="T59">pour trouver le php.ini :</text:span></text:p>
      <text:p text:style-name="P31"><text:tab/>* <text:span text:style-name="T59">ajouter dump(phpinfo()) → ligne Loaded Configuration File donne le path du php.ini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>Doctrine</text:p>
      <text:p text:style-name="P34"/>
      <text:p text:style-name="P34">Nécessite :</text:p>
      <text:p text:style-name="P57">composer require doctrine maker</text:p>
      <text:p text:style-name="P34"/>
      <text:p text:style-name="P34"/>
      <text:p text:style-name="P12">Création d’une entité :</text:p>
      <text:p text:style-name="P60"><text:span text:style-name="T38">php bin/console make:entity </text:span><text:span text:style-name="T39">NomClasse</text:span></text:p>
      <text:p text:style-name="P34">→<text:span text:style-name="T60"> crée src/Entity/NomClasse.php</text:span></text:p>
      <text:p text:style-name="P17"/>
      <text:p text:style-name="P61"><text:s/><text:span text:style-name="T38">php bin/console doctrine:migrations:diff</text:span></text:p>
      <text:p text:style-name="P17">→<text:span text:style-name="T60"> src/Migrations/NomFichierMigration</text:span></text:p>
      <text:p text:style-name="P17"/>
      <text:p text:style-name="P61"><text:s/><text:span text:style-name="T38">php bin/console doctrine:migrations:migrate</text:span></text:p>
      <text:p text:style-name="P17">→<text:span text:style-name="T60"> Exécute le fichier migration pour mettre à jour la bdd</text:span></text:p>
      <text:p text:style-name="P17"/>
      <text:p text:style-name="P17"/>
      <text:p text:style-name="P35"><text:span text:style-name="T61">Utilisation de doctrine dans un prg :</text:span> </text:p>
      <text:p text:style-name="P36"/>
      <text:p text:style-name="P36">Pour accéder au service doctrine :</text:p>
      <text:p text:style-name="P58">$em <text:span text:style-name="T34">=</text:span> $this<text:span text:style-name="T34">-&gt;</text:span>getDoctrine()<text:span text:style-name="T34">-&gt;</text:span>getManager();</text:p>
      <text:p text:style-name="P46"/>
      <text:p text:style-name="P46">Pour faire un find :</text:p>
      <text:p text:style-name="P59">$products <text:span text:style-name="T34">=</text:span> $em<text:span text:style-name="T34">-&gt;</text:span>getRepository(<text:span text:style-name="T1">Product</text:span><text:span text:style-name="T34">::</text:span><text:span text:style-name="T1">class</text:span>)<text:span text:style-name="T34">-&gt;</text:span>findAll();</text:p>
      <text:p text:style-name="P46"/>
      <text:p text:style-name="P46">Pour créer l’entité dans la zone de travail doctrine (unit of work) :</text:p>
      <text:p text:style-name="P59">$em<text:span text:style-name="T34">-&gt;</text:span>persist($product);</text:p>
      <text:p text:style-name="P46"/>
      <text:p text:style-name="P46">Pour supprimer l’entité dans la zone de travail doctrine :</text:p>
      <text:p text:style-name="P59">$em<text:span text:style-name="T34">-&gt;</text:span>remove($product);</text:p>
      <text:p text:style-name="P46"/>
      <text:p text:style-name="P46">Pour mettre à jour les modifs (création, update, suppression) dans la bdd : </text:p>
      <text:p text:style-name="P59">$em<text:span text:style-name="T34">-&gt;</text:span>flush();</text:p>
      <text:p text:style-name="P46"/>
      <text:p text:style-name="P46"/>
      <text:p text:style-name="P47"/>
      <text:p text:style-name="P52">Envoyer des emails</text:p>
      <text:p text:style-name="P4"/>
      <text:p text:style-name="P4">composer require swiftmailer-bundle</text:p>
      <text:p text:style-name="P48">→ ajoute swiftmailer.yml dans config/package <text:s text:c="4"/>(rien à modifier)</text:p>
      <text:p text:style-name="P48">→ ajoute MAILER_URL dans .env <text:tab/><text:tab/>à modifier : </text:p>
      <text:p text:style-name="P62">MAILER_URL=smtp://smtp.orange.fr:465?encryption=ssl&amp;auth_mode=login&amp;username=isabelle.grillet6@orange.fr&amp;password=ANGyan10</text:p>
      <text:p text:style-name="P63">→ par rapport à la doc symfony, modifier : <text:s/><text:span text:style-name="T19">smtp.orange.fr:465 à chercher sur le net</text:span></text:p>
      <text:p text:style-name="P48">→ pour faire des essais directement sur le server : </text:p>
      <text:p text:style-name="P5"><text:s/>php bin/console swiftmailer:email:send --from test@orange.fr </text:p>
      <text:p text:style-name="P5"><text:tab/>-–to isabelle.grillet6@orange.fr --subject=test --body=test</text:p>
      <text:p text:style-name="P3"/>
      <text:p text:style-name="P47"/>
      <text:p text:style-name="P47"/>
      <text:p text:style-name="P47"/>
      <text:p text:style-name="P47"/>
      <text:p text:style-name="P47"/>
      <text:p text:style-name="P53"><text:soft-page-break/>Création d’un service pour envoyer des emails prédéfinis :</text:p>
      <text:p text:style-name="P49"/>
      <text:p text:style-name="P50">dans src\Services\MailGenerator.php :</text:p>
      <text:p text:style-name="P64">&lt;?php</text:p>
      <text:p text:style-name="P67"/>
      <text:p text:style-name="P72"><text:span text:style-name="T17">namespace </text:span><text:span text:style-name="T55">App\Service</text:span><text:span text:style-name="T18">;</text:span></text:p>
      <text:p text:style-name="P72"><text:span text:style-name="T17">use </text:span><text:span text:style-name="T55">App\Entity\User</text:span><text:span text:style-name="T18">;</text:span></text:p>
      <text:p text:style-name="P72"><text:span text:style-name="T17">class </text:span><text:span text:style-name="T55">MailGenerator</text:span></text:p>
      <text:p text:style-name="P69">{</text:p>
      <text:p text:style-name="P74"><text:span text:style-name="T55"><text:s text:c="4"/></text:span><text:span text:style-name="T15">private </text:span><text:span text:style-name="T57">$swiftMailer</text:span><text:span text:style-name="T16">;</text:span></text:p>
      <text:p text:style-name="P74"><text:span text:style-name="T18"><text:s text:c="4"/></text:span><text:span text:style-name="T15">private </text:span><text:span text:style-name="T57">$twig_Environment</text:span><text:span text:style-name="T16">;</text:span></text:p>
      <text:p text:style-name="P74"><text:span text:style-name="T18"><text:s text:c="4"/></text:span><text:span text:style-name="T15">public function </text:span><text:span text:style-name="T56">__construct</text:span><text:span text:style-name="T24">( \Swift_Mailer </text:span><text:span text:style-name="T57">$swift_Mailer</text:span><text:span text:style-name="T16">, </text:span><text:span text:style-name="T24">\Twig_Environment </text:span><text:span text:style-name="T57">$twig_Environment </text:span><text:span text:style-name="T24">)</text:span></text:p>
      <text:p text:style-name="P73"><text:s text:c="4"/><text:span text:style-name="T19">{</text:span></text:p>
      <text:p text:style-name="P74"><text:span text:style-name="T55"><text:s text:c="8"/></text:span><text:span text:style-name="T57">$this</text:span><text:span text:style-name="T24">-&gt;</text:span><text:span text:style-name="T57">swiftMailer </text:span><text:span text:style-name="T24">= </text:span><text:span text:style-name="T57">$swift_Mailer</text:span><text:span text:style-name="T16">;</text:span></text:p>
      <text:p text:style-name="P74"><text:span text:style-name="T18"><text:s text:c="8"/></text:span><text:span text:style-name="T57">$this</text:span><text:span text:style-name="T24">-&gt;</text:span><text:span text:style-name="T57">twig_Environment </text:span><text:span text:style-name="T24">= </text:span><text:span text:style-name="T57">$twig_Environment</text:span><text:span text:style-name="T16">;</text:span></text:p>
      <text:p text:style-name="P74"><text:span text:style-name="T18"><text:s text:c="4"/></text:span><text:span text:style-name="T24">}</text:span></text:p>
      <text:p text:style-name="P74"><text:span text:style-name="T55"><text:s text:c="4"/></text:span><text:span text:style-name="T15">public function </text:span><text:span text:style-name="T56">sendRegisterMail</text:span><text:span text:style-name="T24">(User </text:span><text:span text:style-name="T57">$user</text:span><text:span text:style-name="T24">) {</text:span></text:p>
      <text:p text:style-name="P74"><text:span text:style-name="T55"><text:s text:c="8"/></text:span><text:span text:style-name="T57">$message </text:span><text:span text:style-name="T24">= </text:span><text:span text:style-name="T15">new </text:span><text:span text:style-name="T24">\Swift_Message(</text:span><text:span text:style-name="T52">'Registration in Coincoin'</text:span><text:span text:style-name="T24">)</text:span><text:span text:style-name="T16">;</text:span></text:p>
      <text:p text:style-name="P74"><text:span text:style-name="T18"><text:s text:c="8"/></text:span><text:span text:style-name="T57">$message</text:span></text:p>
      <text:p text:style-name="P74"><text:span text:style-name="T58"><text:s text:c="12"/></text:span><text:span text:style-name="T24">-&gt;</text:span><text:span text:style-name="T56">setFrom</text:span><text:span text:style-name="T24">(</text:span><text:span text:style-name="T52">'isabelle.grillet6@orange.fr'</text:span><text:span text:style-name="T24">)</text:span></text:p>
      <text:p text:style-name="P74"><text:span text:style-name="T55"><text:s text:c="12"/></text:span><text:span text:style-name="T24">-&gt;</text:span><text:span text:style-name="T56">setTo</text:span><text:span text:style-name="T24">(</text:span><text:span text:style-name="T57">$user</text:span><text:span text:style-name="T24">-&gt;</text:span><text:span text:style-name="T56">getEmail</text:span><text:span text:style-name="T24">())</text:span></text:p>
      <text:p text:style-name="P74"><text:span text:style-name="T55"><text:s text:c="12"/></text:span><text:span text:style-name="T50">//-&gt;setBody('registered to coincoin'); <text:s text:c="2"/>pour mettre un texte structuré :</text:span></text:p>
      <text:p text:style-name="P74"><text:span text:style-name="T51"><text:s text:c="12"/></text:span><text:span text:style-name="T24">-&gt;</text:span><text:span text:style-name="T56">setBody</text:span><text:span text:style-name="T24">(</text:span></text:p>
      <text:p text:style-name="P74"><text:span text:style-name="T55"><text:s text:c="20"/></text:span><text:span text:style-name="T57">$this</text:span><text:span text:style-name="T24">-&gt;</text:span><text:span text:style-name="T57">twig_Environment</text:span><text:span text:style-name="T24">-&gt;</text:span><text:span text:style-name="T56">render</text:span><text:span text:style-name="T24">(</text:span></text:p>
      <text:p text:style-name="P74"><text:span text:style-name="T55"><text:s text:c="24"/></text:span><text:span text:style-name="T52">'emails/registration.html.twig'</text:span><text:span text:style-name="T16">,</text:span></text:p>
      <text:p text:style-name="P74"><text:span text:style-name="T18"><text:s text:c="24"/></text:span><text:span text:style-name="T15">array</text:span><text:span text:style-name="T24">(</text:span><text:span text:style-name="T52">'name' </text:span><text:span text:style-name="T24">=&gt; </text:span><text:span text:style-name="T57">$user</text:span><text:span text:style-name="T24">-&gt;</text:span><text:span text:style-name="T56">getFirstname</text:span><text:span text:style-name="T24">() . </text:span><text:span text:style-name="T52">' ' </text:span><text:span text:style-name="T24">. </text:span><text:span text:style-name="T57">$user</text:span><text:span text:style-name="T24">-&gt;</text:span><text:span text:style-name="T56">getLastname</text:span><text:span text:style-name="T24">() ) )</text:span><text:span text:style-name="T16">,</text:span></text:p>
      <text:p text:style-name="P74"><text:span text:style-name="T18"><text:s text:c="20"/></text:span><text:span text:style-name="T52">'text/html' </text:span><text:span text:style-name="T24">)</text:span><text:span text:style-name="T16">;</text:span></text:p>
      <text:p text:style-name="P74"><text:span text:style-name="T18"><text:s text:c="8"/></text:span><text:span text:style-name="T57">$this</text:span><text:span text:style-name="T24">-&gt;</text:span><text:span text:style-name="T57">swiftMailer</text:span><text:span text:style-name="T24">-&gt;</text:span><text:span text:style-name="T56">send</text:span><text:span text:style-name="T24">(</text:span><text:span text:style-name="T57">$message</text:span><text:span text:style-name="T24">)</text:span><text:span text:style-name="T16">;</text:span></text:p>
      <text:p text:style-name="P74"><text:span text:style-name="T18"><text:s text:c="4"/></text:span><text:span text:style-name="T24">}</text:span></text:p>
      <text:p text:style-name="P84">}</text:p>
      <text:p text:style-name="P49"/>
      <text:p text:style-name="P50">Explication sur :</text:p>
      <text:p text:style-name="P65"><text:span text:style-name="T15">public function </text:span><text:span text:style-name="T56">__construct</text:span><text:span text:style-name="T24">( \Swift_Mailer </text:span><text:span text:style-name="T57">$swift_Mailer</text:span><text:span text:style-name="T16">, </text:span><text:span text:style-name="T24">\Twig_Environment </text:span><text:span text:style-name="T57">$twig_Environment </text:span><text:span text:style-name="T24">)</text:span></text:p>
      <text:p text:style-name="P49"/>
      <text:p text:style-name="P49">→<text:span text:style-name="T62"> </text:span>L<text:span text:style-name="T62">e paramètre $swift_Mailer instancie la classe Swift_Mailer directement (autowiring).</text:span></text:p>
      <text:p text:style-name="P50">\ devant la classe signifie qu’il ne faut pas utiliser le namespace car la classe Swift_Mailer est chargée directement à la racine du projet (mais on ne la voit pas)</text:p>
      <text:p text:style-name="P47">→<text:span text:style-name="T62"> Le paramètre $twig_Environment permet d’instancier un objet twig par autowiring (utilisé pour mettre en forme le message dans le mail). Dans un controller (avec extends Controller), l’objet twig est déjà instancié.</text:span></text:p>
      <text:p text:style-name="P47"/>
      <text:p text:style-name="P51">Question : </text:p>
      <text:p text:style-name="P51">- l’autowiring prend ses paramètres où ?</text:p>
      <text:p text:style-name="P51">→<text:span text:style-name="T63"> paramètres ‘généraux’ : géré par symfony</text:span></text:p>
      <text:p text:style-name="P51">→<text:span text:style-name="T63"> paramètres propres à l’application : à rajouter dans services.yaml</text:span></text:p>
      <text:p text:style-name="P51"/>
      <text:p text:style-name="P51">- Service normalement instancié 1 seule fois (__construct en private →<text:span text:style-name="T64"> non </text:span>) ? <text:span text:style-name="T63">géré par symfony grace à l’autowiring</text:span></text:p>
      <text:p text:style-name="P51"/>
      <text:p text:style-name="P51"/>
      <text:p text:style-name="P47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6:05:18.552000000</meta:creation-date>
    <dc:date>2018-07-27T16:07:04.757000000</dc:date>
    <meta:editing-duration>PT1M46S</meta:editing-duration>
    <meta:editing-cycles>1</meta:editing-cycles>
    <meta:document-statistic meta:table-count="0" meta:image-count="0" meta:object-count="0" meta:page-count="9" meta:paragraph-count="232" meta:word-count="1092" meta:character-count="9396" meta:non-whitespace-character-count="7749"/>
    <meta:generator>LibreOffice/5.4.3.2$Windows_X86_64 LibreOffice_project/92a7159f7e4af62137622921e809f8546db437e5</meta:generator>
  </office:meta>
</office:document-meta>
</file>